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Text_20_body">
      <style:text-properties fo:language="sv" fo:country="SE"/>
    </style:style>
    <style:style style:name="P3" style:family="paragraph" style:parent-style-name="Heading_20_1">
      <style:text-properties fo:language="sv" fo:country="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Vidareutveckling bildbehandling</text:h>
      <text:p text:style-name="P1">Huvudprogrammet för bildbehandling kan detektera och följa en röd ballong. Systemet är snabbt och ger ett felmarginal på 5% vid ett avstånd på 3 m. Om det finns andra röda objekt i bilden så väljer programmet att ta den med störst area. I ett framtida system när man vill detektera drönare finns flera redan påbörjade funktioner men dessa behöver göras mer stabilare och snabbare. Ett framtida system kommer troligen att användas i utomhusmiljö där det finns andra ljusförhållanden som man måste ta hänsyn till. Området som ska övervakas var mycket större än vad som först troddes och systemet behöver därför kompletteras på andra sätt för att täcka hela området. Beroende på miljön där kamerorna ska monteras behöver även parameterarna finjusteras för att ge optimal effekt. Rotering av kamerorna behöver kunna styras och man vill äve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sv" fo:country="SE"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07T13:02:19</meta:creation-date>
    <dc:date>2019-08-07T15:54:51</dc:date>
    <meta:editing-duration>PT1H15M24S</meta:editing-duration>
    <meta:editing-cycles>5</meta:editing-cycles>
    <meta:generator>OpenOffice/4.1.2$Unix OpenOffice.org_project/412m3$Build-9782</meta:generator>
    <meta:document-statistic meta:table-count="0" meta:image-count="0" meta:object-count="0" meta:page-count="1" meta:paragraph-count="2" meta:word-count="137" meta:character-count="867"/>
  </office:meta>
</office:document-meta>
</file>